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505cm" style:rel-column-width="19972*"/>
    </style:style>
    <style:style style:name="Tabella1.B" style:family="table-column">
      <style:table-column-properties style:column-width="7.996cm" style:rel-column-width="4556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3" style:family="table-cell">
      <style:table-cell-properties fo:padding-left="0.499cm" fo:padding-right="0.049cm" fo:padding-top="0.049cm" fo:padding-bottom="0.049cm" fo:border="none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background-color="transparent" fo:padding="0.049cm" fo:border-left="none" fo:border-right="0.2pt solid #000000" fo:border-top="none" fo:border-bottom="none">
        <style:background-image/>
      </style:table-cell-properties>
    </style:style>
    <style:style style:name="Tabella1.B4" style:family="table-cell">
      <style:table-cell-properties style:vertical-align="middle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0fc03d1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5f110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96ee7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0pt" fo:font-style="normal" style:text-underline-style="none" fo:font-weight="bold" officeooo:rsid="001a116f" officeooo:paragraph-rsid="00fd6213" style:font-name-asian="SimSun" style:font-size-asian="20pt" style:font-style-asian="normal" style:font-weight-asian="bold" style:font-name-complex="Tahoma" style:font-size-complex="20pt" style:font-style-complex="normal" style:font-weight-complex="bold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bold" officeooo:rsid="001a116f" officeooo:paragraph-rsid="00fc03d1" style:font-name-asian="SimSun" style:font-size-asian="14pt" style:font-style-asian="normal" style:font-weight-asian="bold" style:font-name-complex="Tahoma" style:font-size-complex="14pt" style:font-style-complex="normal" style:font-weight-complex="bold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5f110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0fc03d1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96ee7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7pt" fo:font-style="normal" style:text-underline-style="none" fo:font-weight="normal" officeooo:rsid="00f9c1ce" officeooo:paragraph-rsid="00f9c1ce" style:font-name-asian="SimSun" style:font-size-asian="7pt" style:font-style-asian="normal" style:font-weight-asian="normal" style:font-name-complex="Tahoma" style:font-size-complex="7pt" style:font-style-complex="normal" style:font-weight-complex="normal" style:text-scale="100%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Standard">
      <style:text-properties officeooo:paragraph-rsid="00d6ed2a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officeooo:rsid="00fc03d1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2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office:value-type="string">
            <text:p text:style-name="P5"><text:line-break/><text:placeholder text:placeholder-type="text">&lt;load(record, 'code_partner')&gt;</text:placeholder></text:p>
            <text:p text:style-name="P6"><text:placeholder text:placeholder-type="text">&lt;load(record, 'frame')&gt;</text:placeholder></text:p>
          </table:table-cell>
          <table:table-cell table:style-name="Tabella1.B3" office:value-type="string">
            <text:p text:style-name="P24"><draw:frame draw:style-name="fr1" draw:name="image:asimage(load(record, 'partner_logo'))" text:anchor-type="as-char" svg:y="0cm" svg:width="3.427cm" style:rel-width="50%" svg:height="3.649cm" style:rel-height="scale-min" draw:z-index="0"><draw:text-box><text:p text:style-name="P22"/></draw:text-box></draw:frame><text:line-break/></text:p>
            <text:p text:style-name="P14"><text:placeholder text:placeholder-type="text">&lt;load(record, 'code_partner')&gt;</text:placeholder></text:p>
            <text:p text:style-name="P10"><text:placeholder text:placeholder-type="text">&lt;load(record, 'frame')&gt;</text:placeholder></text:p>
            <text:p text:style-name="P10"/>
            <text:p text:style-name="P15"><text:placeholder text:placeholder-type="text">&lt;load(record, 'text1').split('|')[0]&gt;</text:placeholder></text:p>
            <text:p text:style-name="P11"><text:placeholder text:placeholder-type="text">&lt;load(record, 'text1').split('|')[-1]  if '|' in load(record, 'text1') else ''&gt;</text:placeholder></text:p>
            <text:p text:style-name="P10"/>
            <text:p text:style-name="P16"><text:placeholder text:placeholder-type="text">&lt;load(record, 'text2').split('|')[0]&gt;</text:placeholder></text:p>
            <text:p text:style-name="P11"><text:placeholder text:placeholder-type="text">&lt;load(record, 'text2').split('|')[-1]  if '|' in load(record, 'text2') else ''&gt;</text:placeholder></text:p>
            <text:p text:style-name="P11"/>
            <text:p text:style-name="P17"><text:placeholder text:placeholder-type="text">&lt;load(record, 'text3').split('|')[0]&gt;</text:placeholder></text:p>
            <text:p text:style-name="P12"><text:placeholder text:placeholder-type="text">&lt;load(record, 'text3').split('|')[-1]  if '|' in load(record, 'text3') else ''&gt;</text:placeholder></text:p>
            <text:p text:style-name="P12"/>
          </table:table-cell>
        </table:table-row>
        <table:table-row table:style-name="Tabella1.4">
          <table:table-cell table:style-name="Tabella1.A4" office:value-type="string">
            <text:p text:style-name="P18"><text:span text:style-name="T4">Ma</text:span>de in Italy</text:p>
            <text:p text:style-name="P1"><draw:frame draw:style-name="fr2" draw:name="image: barcode(load(record, 'ean13_mono'), 'ean13')" text:anchor-type="as-char" style:rel-width="scale" svg:height="1.33cm" style:rel-height="70%" draw:z-index="1"><draw:text-box fo:min-width="1.33cm"><text:p text:style-name="P22"/></draw:text-box></draw:frame></text:p>
          </table:table-cell>
          <table:table-cell table:style-name="Tabella1.B4" office:value-type="string">
            <text:p text:style-name="P13"><text:placeholder text:placeholder-type="text">&lt;load(record, 'price')&gt;</text:placeholder> </text:p>
          </table:table-cell>
        </table:table-row>
        <text:soft-page-break/>
        <table:table-row table:style-name="Tabella1.1">
          <table:table-cell table:style-name="Tabella1.A6" table:number-columns-spanned="2" office:value-type="string">
            <text:p text:style-name="P2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span text:style-name="T2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1-10T15:58:30.912808544</dc:date>
    <meta:editing-duration>P1DT8H12M</meta:editing-duration>
    <meta:editing-cycles>25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4" meta:word-count="84" meta:character-count="924" meta:non-whitespace-character-count="856"/>
  </office:meta>
</office:document-meta>
</file>